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19.54mm"/>
    </style:style>
    <style:style style:name="co4" style:family="table-column">
      <style:table-column-properties fo:break-before="auto" style:column-width="25.26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41.5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4mm"/>
    </style:style>
    <style:style style:name="co10" style:family="table-column">
      <style:table-column-properties fo:break-before="auto" style:column-width="14.99mm"/>
    </style:style>
    <style:style style:name="co11" style:family="table-column">
      <style:table-column-properties fo:break-before="auto" style:column-width="11.89mm"/>
    </style:style>
    <style:style style:name="co12" style:family="table-column">
      <style:table-column-properties fo:break-before="auto" style:column-width="78.74mm"/>
    </style:style>
    <style:style style:name="co13" style:family="table-column">
      <style:table-column-properties fo:break-before="auto" style:column-width="27.46mm"/>
    </style:style>
    <style:style style:name="co14" style:family="table-column">
      <style:table-column-properties fo:break-before="auto" style:column-width="27.48mm"/>
    </style:style>
    <style:style style:name="co15" style:family="table-column">
      <style:table-column-properties fo:break-before="auto" style:column-width="20.8mm"/>
    </style:style>
    <style:style style:name="co16" style:family="table-column">
      <style:table-column-properties fo:break-before="auto" style:column-width="2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fo:border="0.06pt solid #000000"/>
    </style:style>
    <style:style style:name="ce4" style:family="table-cell" style:parent-style-name="Default" style:data-style-name="N2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/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fo:background-color="#ffffff"/>
      <style:text-properties style:font-name="Liberation Mono"/>
    </style:style>
    <style:style style:name="ce7" style:family="table-cell" style:parent-style-name="Default">
      <style:table-cell-properties fo:background-color="#ffffff" fo:border="none"/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fo:background-color="#ffffff" fo:border="none"/>
      <style:text-properties style:font-name="Liberation Mono" fo:font-weight="normal" style:font-weight-asian="normal" style:font-weight-complex="normal"/>
    </style:style>
    <style:style style:name="ce9" style:family="table-cell" style:parent-style-name="Default" style:data-style-name="N2">
      <style:table-cell-properties fo:background-color="#ffffff" fo:border="none"/>
      <style:text-properties style:font-name="Liberation Mono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ffffff" fo:border="none"/>
      <style:text-properties style:font-name="Liberation Mono"/>
    </style:style>
    <style:style style:name="ce1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Mono"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Mono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alcula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lculation</text:p>
          </table:table-cell>
          <table:table-cell table:number-columns-repeated="2"/>
          <table:table-cell table:style-name="ce2" office:value-type="string" calcext:value-type="string">
            <text:p>Abbreviation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Formula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put: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[1/min]</text:p>
          </table:table-cell>
          <table:table-cell table:style-name="ce3" office:value-type="string" calcext:value-type="string">
            <text:p>rpm</text:p>
          </table:table-cell>
          <table:table-cell table:style-name="ce3" office:value-type="string" calcext:value-type="string">
            <text:p>n = (vc * 1000) / ( pi * d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fz</text:p>
          </table:table-cell>
          <table:table-cell table:style-name="ce3" office:value-type="float" office:value="0.05" calcext:value-type="float">
            <text:p>0,05</text:p>
          </table:table-cell>
          <table:table-cell/>
          <table:table-cell table:style-name="ce3" office:value-type="string" calcext:value-type="string">
            <text:p>vc</text:p>
          </table:table-cell>
          <table:table-cell table:style-name="ce3" office:value-type="string" calcext:value-type="string">
            <text:p>[m/min]</text:p>
          </table:table-cell>
          <table:table-cell table:style-name="ce3" office:value-type="string" calcext:value-type="string">
            <text:p>Cutting speed</text:p>
          </table:table-cell>
          <table:table-cell table:style-name="ce3" office:value-type="string" calcext:value-type="string">
            <text:p>vf = n * z * fz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z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[mm]</text:p>
          </table:table-cell>
          <table:table-cell table:style-name="ce3" office:value-type="string" calcext:value-type="string">
            <text:p>Tool diameter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[#]</text:p>
          </table:table-cell>
          <table:table-cell table:style-name="ce3" office:value-type="string" calcext:value-type="string">
            <text:p>Number of teeth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vc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style-name="ce3" office:value-type="string" calcext:value-type="string">
            <text:p>fz</text:p>
          </table:table-cell>
          <table:table-cell table:style-name="ce3" office:value-type="string" calcext:value-type="string">
            <text:p>[mm/U]</text:p>
          </table:table-cell>
          <table:table-cell table:style-name="ce3" office:value-type="string" calcext:value-type="string">
            <text:p>Feed per tooth / 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number-columns-repeated="2"/>
          <table:table-cell table:style-name="ce3" office:value-type="string" calcext:value-type="string">
            <text:p>vf</text:p>
          </table:table-cell>
          <table:table-cell table:style-name="ce3" office:value-type="string" calcext:value-type="string">
            <text:p>[mm/min]</text:p>
          </table:table-cell>
          <table:table-cell table:style-name="ce3" office:value-type="string" calcext:value-type="string">
            <text:p>Feed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n</text:p>
          </table:table-cell>
          <table:table-cell table:style-name="ce4" table:formula="of:=([.C7]*1000)/(3.1415*[.C6])" office:value-type="float" office:value="31831.9274232055" calcext:value-type="float">
            <text:p>31831,93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vf</text:p>
          </table:table-cell>
          <table:table-cell table:style-name="ce4" table:formula="of:=[.C9]*[.C5]*[.C4]" office:value-type="float" office:value="3183.19274232055" calcext:value-type="float">
            <text:p>3183,19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-8&quot;" table:style-name="ta1">
        <table:table-column table:style-name="co9" table:default-cell-style-name="ce6"/>
        <table:table-column table:style-name="co10" table:number-columns-repeated="6" table:default-cell-style-name="ce6"/>
        <table:table-column table:style-name="co11" table:default-cell-style-name="ce6"/>
        <table:table-column table:style-name="co8" table:number-columns-repeated="1016" table:default-cell-style-name="ce6"/>
        <table:table-row table:style-name="ro1"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Chip loads - 1/8“ Carbide-End-Mills – 0.5-3.0m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emark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uthor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Material \ Diameter</text:p>
          </table:table-cell>
          <table:table-cell table:style-name="ce9" office:value-type="string" calcext:value-type="string">
            <text:p>d0,5</text:p>
          </table:table-cell>
          <table:table-cell table:style-name="ce9" office:value-type="string" calcext:value-type="string">
            <text:p>d1,0</text:p>
          </table:table-cell>
          <table:table-cell table:style-name="ce9" office:value-type="string" calcext:value-type="string">
            <text:p>d1,5</text:p>
          </table:table-cell>
          <table:table-cell table:style-name="ce9" office:value-type="string" calcext:value-type="string">
            <text:p>d2,0</text:p>
          </table:table-cell>
          <table:table-cell table:style-name="ce9" office:value-type="string" calcext:value-type="string">
            <text:p>d2,5</text:p>
          </table:table-cell>
          <table:table-cell table:style-name="ce9" office:value-type="string" calcext:value-type="string">
            <text:p>d3,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8" office:value-type="string" calcext:value-type="string">
            <text:p>Cast-Aluminium &gt;6% Si</text:p>
          </table:table-cell>
          <table:table-cell table:style-name="ce10" office:value-type="float" office:value="0.01" calcext:value-type="float">
            <text:p>0,01</text:p>
          </table:table-cell>
          <table:table-cell table:style-name="ce10" office:value-type="float" office:value="0.02" calcext:value-type="float">
            <text:p>0,02</text:p>
          </table:table-cell>
          <table:table-cell table:style-name="ce10" office:value-type="float" office:value="0.04" calcext:value-type="float">
            <text:p>0,04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 office:value-type="float" office:value="0.06" calcext:value-type="float">
            <text:p>0,06</text:p>
          </table:table-cell>
          <table:table-cell table:style-name="ce10" office:value-type="float" office:value="0.08" calcext:value-type="float">
            <text:p>0,0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8" office:value-type="string" calcext:value-type="string">
            <text:p>Aluminium, forging alloy</text:p>
          </table:table-cell>
          <table:table-cell table:style-name="ce10" office:value-type="float" office:value="0.01" calcext:value-type="float">
            <text:p>0,01</text:p>
          </table:table-cell>
          <table:table-cell table:style-name="ce10" office:value-type="float" office:value="0.02" calcext:value-type="float">
            <text:p>0,02</text:p>
          </table:table-cell>
          <table:table-cell table:style-name="ce10" office:value-type="float" office:value="0.04" calcext:value-type="float">
            <text:p>0,04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 office:value-type="float" office:value="0.06" calcext:value-type="float">
            <text:p>0,06</text:p>
          </table:table-cell>
          <table:table-cell table:style-name="ce10" office:value-type="float" office:value="0.08" calcext:value-type="float">
            <text:p>0,0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8" office:value-type="string" calcext:value-type="string">
            <text:p>Plastic, soft</text:p>
          </table:table-cell>
          <table:table-cell table:style-name="ce10" office:value-type="float" office:value="0.08" calcext:value-type="float">
            <text:p>0,08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6" calcext:value-type="float">
            <text:p>0,6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8" office:value-type="string" calcext:value-type="string">
            <text:p>Plastic, hard</text:p>
          </table:table-cell>
          <table:table-cell table:style-name="ce10" office:value-type="float" office:value="0.04" calcext:value-type="float">
            <text:p>0,04</text:p>
          </table:table-cell>
          <table:table-cell table:style-name="ce10" office:value-type="float" office:value="0.06" calcext:value-type="float">
            <text:p>0,06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12" calcext:value-type="float">
            <text:p>0,12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18" calcext:value-type="float">
            <text:p>0,1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8" office:value-type="string" calcext:value-type="string">
            <text:p>Wood, hard</text:p>
          </table:table-cell>
          <table:table-cell table:style-name="ce10" office:value-type="float" office:value="0.08" calcext:value-type="float">
            <text:p>0,08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12" calcext:value-type="float">
            <text:p>0,12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18" calcext:value-type="float">
            <text:p>0,18</text:p>
          </table:table-cell>
          <table:table-cell table:style-name="ce10" office:value-type="float" office:value="0.2" calcext:value-type="float">
            <text:p>0,2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8" office:value-type="string" calcext:value-type="string">
            <text:p>Wood, soft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12" calcext:value-type="float">
            <text:p>0,12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3" calcext:value-type="float">
            <text:p>0,30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8" office:value-type="string" calcext:value-type="string">
            <text:p>MDF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12" calcext:value-type="float">
            <text:p>0,12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17" calcext:value-type="float">
            <text:p>0,17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8" office:value-type="string" calcext:value-type="string">
            <text:p>Brass, Copper, Bronze</text:p>
          </table:table-cell>
          <table:table-cell table:style-name="ce10" office:value-type="float" office:value="0.03" calcext:value-type="float">
            <text:p>0,03</text:p>
          </table:table-cell>
          <table:table-cell table:style-name="ce10" office:value-type="float" office:value="0.04" calcext:value-type="float">
            <text:p>0,04</text:p>
          </table:table-cell>
          <table:table-cell table:style-name="ce10" office:value-type="float" office:value="0.06" calcext:value-type="float">
            <text:p>0,06</text:p>
          </table:table-cell>
          <table:table-cell table:style-name="ce10" office:value-type="float" office:value="0.08" calcext:value-type="float">
            <text:p>0,08</text:p>
          </table:table-cell>
          <table:table-cell table:style-name="ce10" office:value-type="float" office:value="0.12" calcext:value-type="float">
            <text:p>0,12</text:p>
          </table:table-cell>
          <table:table-cell table:style-name="ce10" office:value-type="float" office:value="0.15" calcext:value-type="float">
            <text:p>0,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8" office:value-type="string" calcext:value-type="string">
            <text:p>Steel</text:p>
          </table:table-cell>
          <table:table-cell table:style-name="ce10" office:value-type="float" office:value="0.01" calcext:value-type="float">
            <text:p>0,01</text:p>
          </table:table-cell>
          <table:table-cell table:style-name="ce10" office:value-type="float" office:value="0.03" calcext:value-type="float">
            <text:p>0,03</text:p>
          </table:table-cell>
          <table:table-cell table:style-name="ce10" office:value-type="float" office:value="0.04" calcext:value-type="float">
            <text:p>0,04</text:p>
          </table:table-cell>
          <table:table-cell table:style-name="ce10" office:value-type="float" office:value="0.06" calcext:value-type="float">
            <text:p>0,06</text:p>
          </table:table-cell>
          <table:table-cell table:style-name="ce10" office:value-type="float" office:value="0.08" calcext:value-type="float">
            <text:p>0,08</text:p>
          </table:table-cell>
          <table:table-cell table:style-name="ce10" office:value-type="float" office:value="0.1" calcext:value-type="float">
            <text:p>0,10</text:p>
          </table:table-cell>
          <table:table-cell table:style-name="ce1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-8mm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5" table:default-cell-style-name="ce13"/>
        <table:table-column table:style-name="co8" table:number-columns-repeated="1017" table:default-cell-style-name="ce1"/>
        <table:table-row table:style-name="ro1">
          <table:table-cell table:style-name="ce5" office:value-type="string" calcext:value-type="string">
            <text:p>Description</text:p>
          </table:table-cell>
          <table:table-cell table:style-name="ce6" office:value-type="string" calcext:value-type="string">
            <text:p>Carbide-End-Mills 2 Flute <text:s/>1.0-8.0m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emark</text:p>
          </table:table-cell>
          <table:table-cell table:style-name="ce6"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uthor</text:p>
          </table:table-cell>
          <table:table-cell table:style-name="ce6"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Material</text:p>
          </table:table-cell>
          <table:table-cell table:style-name="ce11" office:value-type="string" calcext:value-type="string">
            <text:p>z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U/min</text:p>
          </table:table-cell>
          <table:table-cell table:style-name="ce11" office:value-type="string" calcext:value-type="string">
            <text:p>Fz[mm/z]</text:p>
          </table:table-cell>
          <table:table-cell table:style-name="ce11" office:value-type="string" calcext:value-type="string">
            <text:p>F[mm/min]</text:p>
          </table:table-cell>
          <table:table-cell table:style-name="ce11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Acryl,Polytyrol.,PE,PV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formula="of:=[.E7]*60" office:value-type="float" office:value="480" calcext:value-type="float">
            <text:p>48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cryl,Polytyrol.,PE,PVC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5900" calcext:value-type="float">
            <text:p>15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[.E8]*60" office:value-type="float" office:value="600" calcext:value-type="float">
            <text:p>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cryl,Polytyrol.,PE,PV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E9]*60" office:value-type="float" office:value="840" calcext:value-type="float">
            <text:p>8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cryl,Polytyrol.,PE,PV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formula="of:=[.E10]*60" office:value-type="float" office:value="1140" calcext:value-type="float">
            <text:p>11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cryl,Polytyrol.,PE,PV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formula="of:=[.E11]*60" office:value-type="float" office:value="1440" calcext:value-type="float">
            <text:p>14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cryl,Polytyrol.,PE,PV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formula="of:=[.E12]*60" office:value-type="float" office:value="1740" calcext:value-type="float">
            <text:p>17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cryl,Polytyrol.,PE,PV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formula="of:=[.E13]*60" office:value-type="float" office:value="2340" calcext:value-type="float">
            <text:p>23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Melamin,Polyester,Expoxid,Gummi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formula="of:=[.E14]*60" office:value-type="float" office:value="480" calcext:value-type="float">
            <text:p>48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Melamin,Polyester,Expoxid,Gummi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9800" calcext:value-type="float">
            <text:p>19800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formula="of:=[.E15]*60" office:value-type="float" office:value="780" calcext:value-type="float">
            <text:p>78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Melamin,Polyester,Expoxid,Gummi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E16]*60" office:value-type="float" office:value="840" calcext:value-type="float">
            <text:p>8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Melamin,Polyester,Expoxid,Gummi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formula="of:=[.E17]*60" office:value-type="float" office:value="1440" calcext:value-type="float">
            <text:p>14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Melamin,Polyester,Expoxid,Gummi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formula="of:=[.E18]*60" office:value-type="float" office:value="1740" calcext:value-type="float">
            <text:p>17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Graphite,Hartpapi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formula="of:=[.E19]*60" office:value-type="float" office:value="480" calcext:value-type="float">
            <text:p>48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Graphite,Hartpapier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formula="of:=[.E20]*60" office:value-type="float" office:value="960" calcext:value-type="float">
            <text:p>96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Graphite,Hartpapi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000" calcext:value-type="float">
            <text:p>19000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formula="of:=[.E21]*60" office:value-type="float" office:value="1140" calcext:value-type="float">
            <text:p>11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Graphite,Hartpapi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formula="of:=[.E22]*60" office:value-type="float" office:value="1440" calcext:value-type="float">
            <text:p>14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Graphite,Hartpapi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formula="of:=[.E23]*60" office:value-type="float" office:value="1740" calcext:value-type="float">
            <text:p>17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Kupfer,Bronze,Messing,Zink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E24]*60" office:value-type="float" office:value="120" calcext:value-type="float">
            <text:p>12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Kupfer,Bronze,Messing,Zink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22200" calcext:value-type="float">
            <text:p>2220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E25]*60" office:value-type="float" office:value="240" calcext:value-type="float">
            <text:p>2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Kupfer,Bronze,Messing,Zink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E26]*60" office:value-type="float" office:value="240" calcext:value-type="float">
            <text:p>2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Kupfer,Bronze,Messing,Zink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formula="of:=[.E27]*60" office:value-type="float" office:value="420" calcext:value-type="float">
            <text:p>42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Kupfer,Bronze,Messing,Zink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formula="of:=[.E28]*60" office:value-type="float" office:value="480" calcext:value-type="float">
            <text:p>48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uminium Re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[.E29]*60" office:value-type="float" office:value="360" calcext:value-type="float">
            <text:p>36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uminium Rein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formula="of:=[.E30]*60" office:value-type="float" office:value="780" calcext:value-type="float">
            <text:p>78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uminium Re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formula="of:=[.E31]*60" office:value-type="float" office:value="1200" calcext:value-type="float">
            <text:p>12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uminium Re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4700" calcext:value-type="float">
            <text:p>24700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formula="of:=[.E32]*60" office:value-type="float" office:value="1980" calcext:value-type="float">
            <text:p>198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uminium Re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5000" calcext:value-type="float">
            <text:p>25000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formula="of:=[.E33]*60" office:value-type="float" office:value="2400" calcext:value-type="float">
            <text:p>2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 SI&lt;6%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[.E34]*60" office:value-type="float" office:value="360" calcext:value-type="float">
            <text:p>36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 SI&lt;6%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formula="of:=[.E35]*60" office:value-type="float" office:value="780" calcext:value-type="float">
            <text:p>78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 SI&lt;6%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formula="of:=[.E36]*60" office:value-type="float" office:value="1200" calcext:value-type="float">
            <text:p>12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 SI&lt;6%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9000" calcext:value-type="float">
            <text:p>190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formula="of:=[.E37]*60" office:value-type="float" office:value="1500" calcext:value-type="float">
            <text:p>1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 SI&lt;6%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5900" calcext:value-type="float">
            <text:p>15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formula="of:=[.E38]*60" office:value-type="float" office:value="1500" calcext:value-type="float">
            <text:p>1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 SI&lt;12%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[.E39]*60" office:value-type="float" office:value="360" calcext:value-type="float">
            <text:p>36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 SI&lt;12%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23800" calcext:value-type="float">
            <text:p>23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E40]*60" office:value-type="float" office:value="720" calcext:value-type="float">
            <text:p>72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 SI&lt;12%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900" calcext:value-type="float">
            <text:p>159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E41]*60" office:value-type="float" office:value="720" calcext:value-type="float">
            <text:p>72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 SI&lt;12%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formula="of:=[.E42]*60" office:value-type="float" office:value="1200" calcext:value-type="float">
            <text:p>12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AL SI&lt;12%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formula="of:=[.E43]*60" office:value-type="float" office:value="1440" calcext:value-type="float">
            <text:p>144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Graugus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3800" calcext:value-type="float">
            <text:p>238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E44]*60" office:value-type="float" office:value="60" calcext:value-type="float">
            <text:p>6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Grauguss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E45]*60" office:value-type="float" office:value="120" calcext:value-type="float">
            <text:p>12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Graugus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E46]*60" office:value-type="float" office:value="180" calcext:value-type="float">
            <text:p>18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Graugus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E47]*60" office:value-type="float" office:value="300" calcext:value-type="float">
            <text:p>3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Graugus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[.E48]*60" office:value-type="float" office:value="360" calcext:value-type="float">
            <text:p>36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Stahlgus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3800" calcext:value-type="float">
            <text:p>238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E49]*60" office:value-type="float" office:value="60" calcext:value-type="float">
            <text:p>6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Stahlguss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E50]*60" office:value-type="float" office:value="120" calcext:value-type="float">
            <text:p>12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Stahlgus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E51]*60" office:value-type="float" office:value="180" calcext:value-type="float">
            <text:p>18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Stahlgus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E52]*60" office:value-type="float" office:value="300" calcext:value-type="float">
            <text:p>3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string" calcext:value-type="string">
            <text:p>Stahlgus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[.E53]*60" office:value-type="float" office:value="360" calcext:value-type="float">
            <text:p>360</text:p>
          </table:table-cell>
          <table:table-cell table:style-name="ce12"/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.00.0000</text:date>, <text:time style:data-style-name="N2" text:time-value="19:17:55.9493868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09:40:54.231242656</meta:creation-date>
    <dc:date>2017-07-25T19:24:22.967509285</dc:date>
    <meta:editing-duration>PT17H41M52S</meta:editing-duration>
    <meta:editing-cycles>34</meta:editing-cycles>
    <meta:generator>LibreOffice/5.1.6.2$Linux_X86_64 LibreOffice_project/10m0$Build-2</meta:generator>
    <meta:document-statistic meta:table-count="3" meta:cell-count="411" meta:object-count="0"/>
  </office:meta>
</office:document-meta>
</file>